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fill-color="#cccccc" draw:textarea-horizontal-align="justify" draw:textarea-vertical-align="middle" draw:auto-grow-height="false" fo:min-height="2.023cm" fo:min-width="0.582cm"/>
      <style:paragraph-properties style:writing-mode="lr-tb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2.092cm" fo:min-width="0.584cm"/>
      <style:paragraph-properties style:writing-mode="lr-tb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.906cm" fo:min-width="0.582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906cm" fo:min-width="0.58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932cm" fo:min-width="0.582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932cm" fo:min-width="0.584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1.972cm" fo:min-width="0.582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1.972cm" fo:min-width="0.584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906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auto-grow-height="true" fo:min-height="2.921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20pt"/>
    </style:style>
    <style:style style:name="P2" style:family="paragraph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fo:font-size="20pt"/>
    </style:style>
    <style:style style:name="P3" style:family="paragraph">
      <style:paragraph-properties fo:text-align="center"/>
      <style:text-properties fo:font-size="17.7000007629395pt" style:font-size-asian="16pt" style:font-size-complex="16pt"/>
    </style:style>
    <style:style style:name="P4" style:family="paragraph">
      <loext:graphic-properties draw:fill-color="#cccccc"/>
      <style:paragraph-properties fo:text-align="center"/>
      <style:text-properties fo:font-size="17.7000007629395pt" style:font-size-asian="16pt" style:font-size-complex="16pt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000000" loext:opacity="100%" fo:font-size="15.5pt" style:font-size-asian="14pt" style:font-size-complex="14pt"/>
    </style:style>
    <style:style style:name="P8" style:family="paragraph">
      <loext:graphic-properties draw:fill="none" draw:fill-color="#ffffff"/>
      <style:text-properties fo:color="#000000" loext:opacity="100%" loext:color-lum-mod="100%" loext:color-lum-off="0%" fo:font-size="15.5pt" style:font-size-asian="14pt" style:font-size-complex="14pt"/>
    </style:style>
    <style:style style:name="P9" style:family="paragraph">
      <loext:graphic-properties draw:fill-color="#ffffff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1" draw:id="id1" draw:layer="layout" svg:width="1.082cm" svg:height="2.273cm" svg:x="11cm" svg:y="2.72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084cm" svg:height="2.342cm" svg:x="16.582cm" svg:y="2.657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1.082cm" svg:height="2.156cm" svg:x="11cm" svg:y="5.5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082cm" svg:height="2.156cm" svg:x="15.166cm" svg:y="5.5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84cm" svg:height="2.156cm" svg:x="12.415cm" svg:y="5.5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84cm" svg:height="2.156cm" svg:x="16.582cm" svg:y="5.554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584cm" svg:y1="2.657cm" svg:x2="10.583cm" svg:y2="8.113cm">
          <text:p/>
        </draw:line>
        <draw:line draw:style-name="gr5" draw:text-style-name="P6" draw:layer="layout" svg:x1="11cm" svg:y1="1.666cm" svg:x2="10.583cm" svg:y2="2.658cm">
          <text:p/>
        </draw:line>
        <draw:line draw:style-name="gr5" draw:text-style-name="P6" draw:layer="layout" svg:x1="11cm" svg:y1="1.666cm" svg:x2="17.666cm" svg:y2="1.666cm">
          <text:p/>
        </draw:line>
        <draw:line draw:style-name="gr5" draw:text-style-name="P6" draw:layer="layout" svg:x1="17.666cm" svg:y1="1.666cm" svg:x2="18.083cm" svg:y2="2.658cm">
          <text:p/>
        </draw:line>
        <draw:line draw:style-name="gr5" draw:text-style-name="P6" draw:layer="layout" svg:x1="18.083cm" svg:y1="2.657cm" svg:x2="18.082cm" svg:y2="8.113cm">
          <text:p/>
        </draw:line>
        <draw:line draw:style-name="gr5" draw:text-style-name="P6" draw:layer="layout" svg:x1="10.584cm" svg:y1="8.114cm" svg:x2="11.834cm" svg:y2="8.114cm">
          <text:p/>
        </draw:line>
        <draw:line draw:style-name="gr5" draw:text-style-name="P6" draw:layer="layout" svg:x1="16.832cm" svg:y1="8.114cm" svg:x2="18.082cm" svg:y2="8.114cm">
          <text:p/>
        </draw:line>
        <draw:line draw:style-name="gr5" draw:text-style-name="P6" draw:layer="layout" svg:x1="10.583cm" svg:y1="10.098cm" svg:x2="10.583cm" svg:y2="16.098cm">
          <text:p/>
        </draw:line>
        <draw:line draw:style-name="gr5" draw:text-style-name="P6" draw:layer="layout" svg:x1="10.584cm" svg:y1="10.098cm" svg:x2="11.834cm" svg:y2="10.098cm">
          <text:p/>
        </draw:line>
        <draw:line draw:style-name="gr5" draw:text-style-name="P6" draw:layer="layout" svg:x1="11.834cm" svg:y1="8.114cm" svg:x2="11.834cm" svg:y2="10.098cm">
          <text:p/>
        </draw:line>
        <draw:line draw:style-name="gr5" draw:text-style-name="P6" draw:layer="layout" svg:x1="18.082cm" svg:y1="10.098cm" svg:x2="18.082cm" svg:y2="16.098cm">
          <text:p/>
        </draw:line>
        <draw:line draw:style-name="gr5" draw:text-style-name="P6" draw:layer="layout" svg:x1="16.832cm" svg:y1="8.114cm" svg:x2="16.832cm" svg:y2="10.098cm">
          <text:p/>
        </draw:line>
        <draw:line draw:style-name="gr5" draw:text-style-name="P6" draw:layer="layout" svg:x1="16.832cm" svg:y1="10.098cm" svg:x2="18.082cm" svg:y2="10.098cm">
          <text:p/>
        </draw:line>
        <draw:line draw:style-name="gr5" draw:text-style-name="P6" draw:layer="layout" svg:x1="10.6cm" svg:y1="16.111cm" svg:x2="18.099cm" svg:y2="16.111cm">
          <text:p/>
        </draw:line>
        <draw:custom-shape draw:style-name="gr6" draw:text-style-name="P5" draw:layer="layout" svg:width="1.082cm" svg:height="2.182cm" svg:x="11cm" svg:y="10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84cm" svg:height="2.182cm" svg:x="12.415cm" svg:y="10.5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82cm" svg:height="2.222cm" svg:x="11cm" svg:y="13.3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84cm" svg:height="2.222cm" svg:x="12.416cm" svg:y="13.3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82cm" svg:height="2.182cm" svg:x="15.166cm" svg:y="10.5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84cm" svg:height="2.182cm" svg:x="16.582cm" svg:y="10.5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82cm" svg:height="2.222cm" svg:x="15.166cm" svg:y="13.3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84cm" svg:height="2.222cm" svg:x="16.582cm" svg:y="13.3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82cm" svg:height="2.182cm" svg:x="15.166cm" svg:y="10.59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082cm" svg:height="2.273cm" svg:x="11cm" svg:y="2.725cm">
          <draw:text-box>
            <text:p xml:id="id2" text:id="id2" text:style-name="P7"><text:span text:style-name="T1">98 </text:span><text:span text:style-name="T2">psi</text:span></text:p>
          </draw:text-box>
        </draw:frame>
        <draw:frame draw:style-name="gr11" draw:text-style-name="P8" draw:layer="layout" svg:width="1.082cm" svg:height="2.156cm" svg:x="11cm" svg:y="5.555cm">
          <draw:text-box>
            <text:p xml:id="id4" text:id="id4" text:style-name="P7"><text:span text:style-name="T1">95 </text:span><text:span text:style-name="T2">ps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5s" smil:fill="hold" smil:targetElement="id1" smil:attributeName="fill-color" smil:to="#bbe33d" anim:color-interpolation="rgb" anim:color-interpolation-direction="clockwise"/>
                  <anim:set smil:dur="0.25s" smil:fill="hold" smil:targetElement="id1" smil:attributeName="fill" smil:to="solid"/>
                </anim:par>
              </anim:par>
              <anim:par smil:begin="0.25s">
                <anim:par smil:begin="0.3s" smil:fill="hold" presentation:node-type="after-previous" presentation:preset-class="emphasis" presentation:preset-id="ooo-emphasis-fill-color" presentation:preset-sub-type="2">
                  <anim:animateColor smil:dur="0.25s" smil:fill="hold" smil:targetElement="id1" smil:attributeName="fill-color" smil:to="#cccccc" anim:color-interpolation="rgb" anim:color-interpolation-direction="clockwise"/>
                  <anim:set smil:dur="0.25s" smil:fill="hold" smil:targetElement="id1" smil:attributeName="fill" smil:to="solid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  <anim:par smil:begin="1.8s">
                <anim:par smil:begin="0s" smil:fill="hold" presentation:preset-property="FillColor;ColorStyle;Accelerate;Decelerate;AutoReverse" presentation:node-type="after-previous" presentation:preset-class="emphasis" presentation:preset-id="ooo-emphasis-fill-color" presentation:preset-sub-type="2">
                  <anim:animateColor smil:dur="0.25s" smil:fill="hold" smil:targetElement="id3" smil:attributeName="fill-color" smil:to="#bbe33d" anim:color-interpolation="rgb" anim:color-interpolation-direction="clockwise"/>
                  <anim:set smil:dur="0.25s" smil:fill="hold" smil:targetElement="id3" smil:attributeName="fill" smil:to="solid"/>
                </anim:par>
              </anim:par>
              <anim:par smil:begin="2.05s">
                <anim:par smil:begin="0.3s" smil:fill="hold" presentation:preset-property="FillColor;ColorStyle;Accelerate;Decelerate;AutoReverse" presentation:node-type="after-previous" presentation:preset-class="emphasis" presentation:preset-id="ooo-emphasis-fill-color" presentation:preset-sub-type="2">
                  <anim:animateColor smil:dur="0.25s" smil:fill="hold" smil:targetElement="id3" smil:attributeName="fill-color" smil:to="#cccccc" anim:color-interpolation="rgb" anim:color-interpolation-direction="clockwise"/>
                  <anim:set smil:dur="0.25s" smil:fill="hold" smil:targetElement="id3" smil:attributeName="fill" smil:to="solid"/>
                </anim:par>
              </anim:par>
              <anim:par smil:begin="2.6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layer="layout" svg:width="25.199cm" svg:height="2.921cm" svg:x="1.4cm" svg:y="0.696cm" presentation:class="title" presentation:placeholder="true">
          <draw:text-box/>
        </draw:frame>
        <draw:frame presentation:style-name="pr3" draw:layer="layout" svg:width="25.199cm" svg:height="10.149cm" svg:x="1.4cm" svg:y="4.093cm" presentation:class="outline" presentation:placeholder="true">
          <draw:text-box/>
        </draw:frame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3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2cm" fo:margin-bottom="0cm" fo:text-indent="0cm"/>
      <style:text-properties fo:font-size="26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1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8.7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921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3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206cm" svg:x="9.576cm" svg:y="15.94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206cm" svg:x="20.076cm" svg:y="15.94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30T02:25:34.416000000</meta:creation-date>
    <dc:date>2024-07-30T16:02:17.554000000</dc:date>
    <meta:editing-duration>PT2H10M30S</meta:editing-duration>
    <meta:editing-cycles>3</meta:editing-cycles>
    <meta:generator>LibreOffice/7.4.3.2$Windows_X86_64 LibreOffice_project/1048a8393ae2eeec98dff31b5c133c5f1d08b890</meta:generator>
    <meta:document-statistic meta:object-count="58"/>
  </office:meta>
</office:document-meta>
</file>